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b6cc9" officeooo:paragraph-rsid="001b6cc9"/>
    </style:style>
    <style:style style:name="P2" style:family="paragraph" style:parent-style-name="Standard">
      <style:paragraph-properties fo:text-align="center" style:justify-single-word="false"/>
      <style:text-properties fo:font-size="18pt" fo:font-weight="bold" officeooo:rsid="001b6cc9" officeooo:paragraph-rsid="001b6cc9" style:font-size-asian="18pt" style:font-weight-asian="bold" style:font-size-complex="18pt" style:font-weight-complex="bold"/>
    </style:style>
    <style:style style:name="P3" style:family="paragraph" style:parent-style-name="Standard">
      <style:text-properties fo:font-weight="bold" officeooo:rsid="001b6cc9" officeooo:paragraph-rsid="001b6cc9" style:font-weight-asian="bold" style:font-weight-complex="bold"/>
    </style:style>
    <style:style style:name="P4" style:family="paragraph" style:parent-style-name="Standard">
      <style:text-properties fo:font-size="14pt" fo:font-weight="normal" officeooo:rsid="001b6cc9" officeooo:paragraph-rsid="001b6cc9" style:font-size-asian="14pt" style:font-weight-asian="normal" style:font-size-complex="14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quirements document tester in TLDPlaform (Web)</text:p>
      <text:p text:style-name="P2"/>
      <text:p text:style-name="P4">1. Test a Skill</text:p>
      <text:p text:style-name="P1">The user enters in a skill and clicks test, the user is presented then with a 20 questions test and a submit button. The user selects the answers he considers correct and then clicks submit. Once submitted the test is saved, the user is informed of his mark and sent back to the skill page. </text:p>
      <text:p text:style-name="P1">When the user submits the skill-test the skill-level is updated accordingly following the same rules than in the python implementation, unless they are changed. </text:p>
      <text:p text:style-name="P1"/>
      <text:p text:style-name="P1">2. Show progress on a skill</text:p>
      <text:p text:style-name="P1">In the skill page shows a graph with the progress on a skill of marks throghout time. This graphs only shows if there are more than two non-consecutive (not-same day) tests executed. </text:p>
      <text:p text:style-name="P1"/>
      <text:p text:style-name="P1"/>
      <text:p text:style-name="P1"/>
      <text:p text:style-name="P3"/>
      <text:p text:style-name="P1"/>
      <text:p text:style-name="Standard"/>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3T15:34:36.750495364</meta:creation-date>
    <dc:date>2017-11-13T15:39:29.947964412</dc:date>
    <meta:editing-duration>PT4M53S</meta:editing-duration>
    <meta:editing-cycles>1</meta:editing-cycles>
    <meta:document-statistic meta:table-count="0" meta:image-count="0" meta:object-count="0" meta:page-count="1" meta:paragraph-count="6" meta:word-count="127" meta:character-count="725" meta:non-whitespace-character-count="601"/>
    <meta:generator>LibreOffice/5.1.6.2$Linux_X86_64 LibreOffice_project/10m0$Build-2</meta:generator>
  </office:meta>
</office:document-meta>
</file>